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d8f45" officeooo:paragraph-rsid="00116e1f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c0db2" officeooo:paragraph-rsid="00116e1f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16e1f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2a341" officeooo:paragraph-rsid="0012a34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47d64" officeooo:paragraph-rsid="00147d6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c0db2" officeooo:paragraph-rsid="00116e1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e1cdd" officeooo:paragraph-rsid="00116e1f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16e1f" officeooo:paragraph-rsid="00116e1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bold" officeooo:paragraph-rsid="00116e1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16e1f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16e1f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31ee" officeooo:paragraph-rsid="001231ee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a341" officeooo:paragraph-rsid="0012a341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a341" officeooo:paragraph-rsid="00147d64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31ee" officeooo:paragraph-rsid="001231ee" style:text-blinking="false" fo:background-color="transparent"/>
    </style:style>
    <style:style style:name="T1" style:family="text">
      <style:text-properties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officeooo:rsid="00116e1f"/>
    </style:style>
    <style:style style:name="T4" style:family="text">
      <style:text-properties officeooo:rsid="00147d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er review for <text:span text:style-name="T3">Jacob and Walid</text:span> ro222cm</text:p>
      <text:p text:style-name="P7">from: <text:s text:c="2"/>Henry Pap</text:p>
      <text:p text:style-name="P7"><text:tab/>Rasmus Skedinger</text:p>
      <text:p text:style-name="P7"><text:tab/>Seldin Music</text:p>
      <text:p text:style-name="P7"/>
      <text:list xml:id="list689607269277306935" text:style-name="L2">
        <text:list-item>
          <text:p text:style-name="P8">running the exuteble jar file gives alot of errors</text:p>
        </text:list-item>
        <text:list-item>
          <text:p text:style-name="P8">Good cohiesion, classes are not too large but not too small</text:p>
        </text:list-item>
        <text:list-item>
          <text:p text:style-name="P8">Logic is good for the classes, no extra classes that helps (memberlist could be considered only be a list, or implement list instead of a class that has a list).</text:p>
        </text:list-item>
        <text:list-item>
          <text:p text:style-name="P8">The project lacks of comments</text:p>
        </text:list-item>
        <text:list-item>
          <text:p text:style-name="P8">There are no dead code, perhaps the q to quit anyware but it is </text:p>
        </text:list-item>
        <text:list-item>
          <text:p text:style-name="P8">model-view separation is not the best as its both dependend on model and boat.</text:p>
        </text:list-item>
      </text:list>
      <text:p text:style-name="P3"/>
      <text:p text:style-name="P3"/>
      <text:p text:style-name="P10"><text:bookmark text:name="docs-internal-guid-a0872494-b4dc-c99d-bd97-11acf7b79e0f"/>Does the implementation and diagrams conform (do they show the same thing)?</text:p>
      <text:p text:style-name="P12">The UML class diagram coresponds well with the code implementation. The interaction diagrams are only showing a small part of the whole project.</text:p>
      <text:p text:style-name="P11"/>
      <text:p text:style-name="P10"><text:bookmark text:name="docs-internal-guid-a0872494-b4dd-1e18-1936-087cf257339c"/>Is the Architecture ok?</text:p>
      <text:p text:style-name="P15"><text:span text:style-name="T1">Model view separation could need some adjustments to be relay pure. Some calls between model and view breaks this concept. </text:span></text:p>
      <text:p text:style-name="P12">The model is not specified for a specific UI i.e. it dose not print any kind of view UI. </text:p>
      <text:p text:style-name="P11"/>
      <text:p text:style-name="P10"><text:bookmark text:name="docs-internal-guid-a0872494-b4dd-43ec-3ba6-eaa884de640b"/>Is the requirement of a unique member id correctly done?</text:p>
      <text:p text:style-name="P12">Yes they handle the id correctly by using the database, this to prevent duplicate ids.</text:p>
      <text:p text:style-name="P11"/>
      <text:p text:style-name="P10"><text:bookmark text:name="docs-internal-guid-a0872494-b4dd-5d05-adf8-5c4a99d38cbd"/>What is the quality of the implementation/source code?</text:p>
      <text:p text:style-name="P13">Good naming convention with the first in liwer case and with the letter of each letter capitalized. Readabliety could be better for example methods could be grouped in simular cases. </text:p>
      <text:p text:style-name="P11"/>
      <text:p text:style-name="P10"><text:bookmark text:name="docs-internal-guid-a0872494-b4dd-89ce-c2f8-0c3d88f642de"/>What is the quality of the design? Is it Object Oriented?</text:p>
      <text:p text:style-name="P3"/>
      <text:p text:style-name="P3"/>
      <text:p text:style-name="P9"><text:bookmark text:name="docs-internal-guid-a0872494-b4c3-021f-2d56-71810d7fd069"/><text:span text:style-name="T2">As a developer would the diagrams help you and why/why not?</text:span> </text:p>
      <text:p text:style-name="P4">The class diagram would help but for the secuence diagram as the only use cases it has is show compact list and create member.</text:p>
      <text:p text:style-name="P2"/>
      <text:p text:style-name="P10"><text:bookmark text:name="docs-internal-guid-a0872494-b4c3-61f8-87dd-7784f35d7075"/>What are the strong points of the design/implementation, what do you think is really good and why?</text:p>
      <text:p text:style-name="P13">The design is simple and also the implementation, not so large classes makes it readable and easy to maintain. <text:span text:style-name="T4">No unnecessary classes in the project.</text:span></text:p>
      <text:p text:style-name="P1"/>
      <text:p text:style-name="P3"/>
      <text:p text:style-name="P10"><text:bookmark text:name="docs-internal-guid-a0872494-b4c3-7b66-1648-8a67e46d708a"/>What are the weaknesses of the design/implementation, what do you think should be changed and why?</text:p>
      <text:p text:style-name="P14">The lack of comments could make it hard to understand the code in detail.</text:p>
      <text:p text:style-name="P3"/>
      <text:p text:style-name="P10"><text:bookmark text:name="docs-internal-guid-a0872494-b4c3-9f49-f0c7-27d066e1f6a4"/>Do you think the design/implementation has passed the grade 2 criteria?</text:p>
      <text:p text:style-name="P5">Y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20:41:01.084000000</meta:creation-date>
    <dc:date>2016-10-11T21:15:40.877000000</dc:date>
    <meta:editing-duration>PT2M9S</meta:editing-duration>
    <meta:editing-cycles>1</meta:editing-cycles>
    <meta:document-statistic meta:table-count="0" meta:image-count="0" meta:object-count="0" meta:page-count="1" meta:paragraph-count="28" meta:word-count="374" meta:character-count="2102" meta:non-whitespace-character-count="1753"/>
    <meta:generator>LibreOffice/5.2.1.2$Windows_x86 LibreOffice_project/31dd62db80d4e60af04904455ec9c9219178d620</meta:generator>
  </office:meta>
</office:document-meta>
</file>